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.setIntegration( boolean integ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isInteg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Status( String name , boolean integ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